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5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7" style:family="paragraph" style:parent-style-name="Standard" style:list-style-name="WWNum3">
      <style:paragraph-properties fo:hyphenation-ladder-count="no-limit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4656e" style:font-name-asian="Calibri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Title</text:span><text:span text:style-name="T2">: App Scavenger Hunt </text:span><text:span text:style-name="T3">Menu Button</text:span></text:p>
      <text:p text:style-name="P3"><text:span text:style-name="T1">Description:</text:span><text:span text:style-name="T2"> <text:s/>Enables the User to begin self-guided tour throughout the PSU Harrisburg campus learning about all the key information that is needed to be a successful member of the Penn State society.</text:span></text:p>
      <text:p text:style-name="P1">Pre-conditions:</text:p>
      <text:list xml:id="list6368597164220375" text:style-name="WWNum1">
        <text:list-item>
          <text:p text:style-name="P8">The User has successfully installed the App.</text:p>
        </text:list-item>
        <text:list-item>
          <text:p text:style-name="P8">The App is open and has focus.</text:p>
        </text:list-item>
      </text:list>
      <text:p text:style-name="P4"/>
      <text:p text:style-name="P1">Post-conditions:</text:p>
      <text:list xml:id="list6801795696014296866" text:style-name="WWNum4">
        <text:list-item>
          <text:p text:style-name="P11">The App displays the Scavenger Hunt Screen with the first unsolved Scavenger Hunt Clue's Clue Description and, if it exists, Clue Picture.</text:p>
        </text:list-item>
      </text:list>
      <text:p text:style-name="P1"/>
      <text:p text:style-name="P1">Actors:</text:p>
      <text:list xml:id="list3278711072965521989" text:style-name="WWNum2">
        <text:list-item>
          <text:p text:style-name="P9">User</text:p>
        </text:list-item>
        <text:list-item>
          <text:p text:style-name="P9">App</text:p>
        </text:list-item>
      </text:list>
      <text:p text:style-name="P4"/>
      <text:p text:style-name="P1">Main Success Scenario: <text:s/></text:p>
      <text:list xml:id="list9140272233004616392" text:style-name="WWNum3">
        <text:list-item>
          <text:p text:style-name="P10">User presses the Scavenger Hunt Menu Button.</text:p>
        </text:list-item>
        <text:list-item>
          <text:p text:style-name="P10">App finds the first unsolved Scavenger Hunt Clue.</text:p>
        </text:list-item>
        <text:list-item>
          <text:p text:style-name="P7">App displays the Scavenger Hunt Screen with the found Scavenger Hunt Clue's Clue Description and, if it exists, the found Scavenger Hunt Clue's Clue Picture.</text:p>
        </text:list-item>
      </text:list>
      <text:p text:style-name="P5"/>
      <text:p text:style-name="Standard"><text:span text:style-name="T1">Alternate Flow 1</text:span><text:span text:style-name="T2">:</text:span></text:p>
      <text:p text:style-name="P2"><text:s text:c="7"/>1B. <text:s text:c="2"/>App receives an interrupt signal from the operating system and looses focus.</text:p>
      <text:p text:style-name="P2"><text:s text:c="7"/>2B. <text:s text:c="2"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0:06:44.741000000</dc:date>
    <meta:editing-cycles>31</meta:editing-cycles>
    <meta:editing-duration>PT2H57M12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60" meta:character-count="964" meta:non-whitespace-character-count="808"/>
    <meta:template xlink:type="simple" xlink:actuate="onRequest" xlink:title="Normal.dotm" xlink:href=""/>
  </office:meta>
</office:document-meta>
</file>